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1487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ing Back as a Man <text:span text:style-name="T1">- </text:span><text:a xlink:type="simple" xlink:href="https://www.google.com/search?client=firefox-b-1-ab&amp;q=Caro+Emerald&amp;stick=H4sIAAAAAAAAAONgVuLSz9U3sEzPLTA2BQB_5sDlDgAAAA&amp;sa=X&amp;ved=0ahUKEwiCrYWu8YPbAhUMS2MKHSdRAh8QMQgsMAA" text:style-name="Internet_20_link" text:visited-style-name="Visited_20_Internet_20_Link">Caro Emerald</text:a></text:p>
      <text:p text:style-name="Standard"/>
      <text:p text:style-name="Standard">I live on the edge<text:line-break/>And something has me really turning red<text:line-break/>I toss and then I turn inside this bed, oh yeah<text:line-break/>Yeah, I said it<text:line-break/>I'm unsatisfied<text:line-break/>With all the Romeos and their goodbyes<text:line-break/>Their 'See ya later's incomplete the lies<text:line-break/>That's why I sigh</text:p>
      <text:p text:style-name="Standard"/>
      <text:p text:style-name="Standard">It's not just me I talk about<text:line-break/>Our age is on the way<text:line-break/>All the money in the women's world will never make him change</text:p>
      <text:p text:style-name="Standard"/>
      <text:p text:style-name="Standard">Gonna grab the yellow pages<text:line-break/>Find a Davinci of the threads<text:line-break/>To dress me up and make me look like someone else instead<text:line-break/>It's time for my rehearsal, the ultimate reversal<text:line-break/>You see, I've got a plan<text:line-break/>I'm coming back as a man</text:p>
      <text:p text:style-name="Standard"/>
      <text:p text:style-name="Standard">I'm gonna wear blue<text:line-break/>And find a pair of flat black leather shoes<text:line-break/>That shine more than a diamond mine could do<text:line-break/>And add something new</text:p>
      <text:p text:style-name="Standard"/>
      <text:p text:style-name="Standard">Like wear a cologne<text:line-break/>That says you are the man I'm gonna own<text:line-break/>And whispers "baby, will you take me home?" <text:line-break/>Va va va va va voom</text:p>
      <text:p text:style-name="Standard"/>
      <text:p text:style-name="Standard">I drop a hint and then my keys<text:line-break/>And then I'll cast a net<text:line-break/>To catch someone who's in for such a night he won't forget</text:p>
      <text:p text:style-name="Standard"/>
      <text:p text:style-name="Standard">Gonna grab the yellow pages<text:line-break/>Find a Da Vinci of the threads<text:line-break/>To dress me up and make me look like someone else instead<text:line-break/>It's time for my rehearsal, the ultimate reversal<text:line-break/>You see, I've got a plan<text:line-break/>I'm coming back as a man</text:p>
      <text:p text:style-name="Standard"/>
      <text:p text:style-name="Standard">I'll hide behind the Errol Flynn moustache<text:line-break/>Remove the false impression to make sure the feeling lasts<text:line-break/>Call me the equalizer for the girls<text:line-break/>And tell me baby, tell me where it hurts</text:p>
      <text:p text:style-name="Standard"/>
      <text:p text:style-name="Standard">Gonna grab the yellow pages<text:line-break/>Find a Davinci of the threads<text:line-break/>To dress me up and make me look like someone else instead<text:line-break/>It's time for my rehearsal, the ultimate reversal<text:line-break/>You see, I've got a plan<text:line-break/>I'm coming back as a 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38in" fo:margin-bottom="0.2453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16:54:56.560983939</meta:creation-date>
    <meta:print-date>2018-05-13T16:57:04.654315863</meta:print-date>
    <dc:date>2018-05-13T19:19:52.548213569</dc:date>
    <meta:editing-duration>PT1H30M36S</meta:editing-duration>
    <meta:editing-cycles>1</meta:editing-cycles>
    <meta:document-statistic meta:table-count="0" meta:image-count="0" meta:object-count="0" meta:page-count="1" meta:paragraph-count="10" meta:word-count="322" meta:character-count="1577" meta:non-whitespace-character-count="1264"/>
    <meta:generator>LibreOffice/5.2.5.1$MacOSX_X86_64 LibreOffice_project/0312e1a284a7d50ca85a365c316c7abbf20a4d22</meta:generator>
  </office:meta>
</office:document-meta>
</file>